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source-md5" meta:value-type="string">de55853a803ed3cd4c989247ea782f90</meta:user-defined>
    <meta:user-defined meta:name="starts-with-text" meta:value-type="string">t</meta:user-defined>
    <meta:user-defined meta:name="wordcount" meta:value-type="string">240</meta:user-defined>
  </office:meta>
</office:document-meta>
</file>